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Standard">
      <style:paragraph-properties fo:text-align="center" style:justify-single-word="false"/>
      <style:text-properties officeooo:rsid="057aae1d" officeooo:paragraph-rsid="057aae1d"/>
    </style:style>
    <style:style style:name="P31"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3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3"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34"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35"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36" style:family="paragraph" style:parent-style-name="Example_20_Header">
      <style:text-properties officeooo:paragraph-rsid="0ce95318"/>
    </style:style>
    <style:style style:name="P37" style:family="paragraph" style:parent-style-name="Standard">
      <style:paragraph-properties fo:text-align="center" style:justify-single-word="false" fo:break-before="page"/>
    </style:style>
    <style:style style:name="P38" style:family="paragraph" style:parent-style-name="Contents_20_2">
      <style:paragraph-properties>
        <style:tab-stops>
          <style:tab-stop style:position="14.801cm" style:type="right" style:leader-style="dotted" style:leader-text="."/>
        </style:tab-stops>
      </style:paragraph-properties>
    </style:style>
    <style:style style:name="P39" style:family="paragraph" style:parent-style-name="Contents_20_3">
      <style:paragraph-properties>
        <style:tab-stops>
          <style:tab-stop style:position="14.801cm" style:type="right" style:leader-style="dotted" style:leader-text="."/>
        </style:tab-stops>
      </style:paragraph-properties>
    </style:style>
    <style:style style:name="P40" style:family="paragraph" style:parent-style-name="Contents_20_4">
      <style:paragraph-properties>
        <style:tab-stops>
          <style:tab-stop style:position="14.801cm" style:type="right" style:leader-style="dotted" style:leader-text="."/>
        </style:tab-stops>
      </style:paragraph-properties>
    </style:style>
    <style:style style:name="P41" style:family="paragraph" style:parent-style-name="Contents_20_1">
      <style:paragraph-properties>
        <style:tab-stops>
          <style:tab-stop style:position="14.801cm" style:type="right" style:leader-style="dotted" style:leader-text="."/>
        </style:tab-stops>
      </style:paragraph-properties>
    </style:style>
    <style:style style:name="P42" style:family="paragraph" style:parent-style-name="Text_20_body" style:master-page-name="Standard">
      <style:paragraph-properties style:page-number="auto"/>
      <style:text-properties officeooo:rsid="0f755768" officeooo:paragraph-rsid="0f755768"/>
    </style:style>
    <style:style style:name="P43" style:family="paragraph" style:parent-style-name="Text_20_body" style:list-style-name="L1">
      <style:text-properties officeooo:paragraph-rsid="127e6672"/>
    </style:style>
    <style:style style:name="P44" style:family="paragraph" style:parent-style-name="Text_20_body" style:list-style-name="L1">
      <style:text-properties fo:language="cs" fo:country="CZ" officeooo:rsid="1106777c" officeooo:paragraph-rsid="127e6672"/>
    </style:style>
    <style:style style:name="P45" style:family="paragraph" style:parent-style-name="Text_20_body" style:list-style-name="L1">
      <style:text-properties officeooo:rsid="11090e95" officeooo:paragraph-rsid="127e6672"/>
    </style:style>
    <style:style style:name="P46" style:family="paragraph" style:parent-style-name="Text_20_body" style:list-style-name="L1">
      <style:text-properties officeooo:rsid="110bf2e3" officeooo:paragraph-rsid="127e6672"/>
    </style:style>
    <style:style style:name="P47" style:family="paragraph" style:parent-style-name="Text_20_body" style:list-style-name="L1">
      <style:text-properties officeooo:rsid="110de6b6" officeooo:paragraph-rsid="127e6672"/>
    </style:style>
    <style:style style:name="P48" style:family="paragraph" style:parent-style-name="Text_20_body" style:list-style-name="L1">
      <style:text-properties officeooo:rsid="11135c2e" officeooo:paragraph-rsid="127e6672"/>
    </style:style>
    <style:style style:name="P49" style:family="paragraph" style:parent-style-name="Text_20_body" style:list-style-name="L1">
      <style:text-properties officeooo:rsid="1116b9b5" officeooo:paragraph-rsid="127e6672"/>
    </style:style>
    <style:style style:name="P50" style:family="paragraph" style:parent-style-name="Text_20_body" style:list-style-name="L1">
      <style:text-properties officeooo:rsid="111872d3" officeooo:paragraph-rsid="127e6672"/>
    </style:style>
    <style:style style:name="P51" style:family="paragraph" style:parent-style-name="Text_20_body" style:list-style-name="L1">
      <style:text-properties officeooo:rsid="111dc4f9" officeooo:paragraph-rsid="127e6672"/>
    </style:style>
    <style:style style:name="P52" style:family="paragraph" style:parent-style-name="Text_20_body" style:list-style-name="L2">
      <style:text-properties officeooo:rsid="13bb2325" officeooo:paragraph-rsid="13bb2325"/>
    </style:style>
    <style:style style:name="P53" style:family="paragraph" style:parent-style-name="Text_20_body" style:list-style-name="L3">
      <style:text-properties officeooo:rsid="13bd89c3" officeooo:paragraph-rsid="13bd89c3"/>
    </style:style>
    <style:style style:name="P54" style:family="paragraph" style:parent-style-name="Text_20_body" style:list-style-name="L3">
      <style:text-properties officeooo:rsid="13bf9af6" officeooo:paragraph-rsid="13bf9af6"/>
    </style:style>
    <style:style style:name="P55" style:family="paragraph" style:parent-style-name="Text_20_body">
      <style:text-properties officeooo:paragraph-rsid="13f4ad39"/>
    </style:style>
    <style:style style:name="P56" style:family="paragraph" style:parent-style-name="Text_20_body" style:list-style-name="L4">
      <style:text-properties officeooo:paragraph-rsid="13f939e0"/>
    </style:style>
    <style:style style:name="P57" style:family="paragraph" style:parent-style-name="Text_20_body">
      <style:text-properties officeooo:paragraph-rsid="13fa75ab"/>
    </style:style>
    <style:style style:name="P58" style:family="paragraph" style:parent-style-name="Text_20_body" style:list-style-name="L5">
      <style:text-properties officeooo:paragraph-rsid="13fdbc01"/>
    </style:style>
    <style:style style:name="P59" style:family="paragraph" style:parent-style-name="Text_20_body" style:list-style-name="L5">
      <style:text-properties officeooo:paragraph-rsid="13fece48"/>
    </style:style>
    <style:style style:name="P60" style:family="paragraph" style:parent-style-name="Text_20_body" style:list-style-name="L5">
      <style:text-properties officeooo:paragraph-rsid="140097fd"/>
    </style:style>
    <style:style style:name="P61" style:family="paragraph" style:parent-style-name="Text_20_body" style:list-style-name="L5">
      <style:text-properties officeooo:paragraph-rsid="141fff7d"/>
    </style:style>
    <style:style style:name="P62" style:family="paragraph" style:parent-style-name="Text_20_body">
      <style:text-properties officeooo:paragraph-rsid="140212b9"/>
    </style:style>
    <style:style style:name="P63" style:family="paragraph" style:parent-style-name="Text_20_body">
      <style:text-properties officeooo:paragraph-rsid="1409c797"/>
    </style:style>
    <style:style style:name="P64" style:family="paragraph" style:parent-style-name="Text_20_body" style:list-style-name="L6">
      <style:text-properties officeooo:paragraph-rsid="140212b9"/>
    </style:style>
    <style:style style:name="P65" style:family="paragraph" style:parent-style-name="Text_20_body">
      <style:text-properties officeooo:paragraph-rsid="140e2475"/>
    </style:style>
    <style:style style:name="P66" style:family="paragraph" style:parent-style-name="Text_20_body">
      <style:text-properties officeooo:paragraph-rsid="140fd384"/>
    </style:style>
    <style:style style:name="P67" style:family="paragraph" style:parent-style-name="Text_20_body">
      <style:text-properties officeooo:paragraph-rsid="1410b9d9"/>
    </style:style>
    <style:style style:name="P68" style:family="paragraph" style:parent-style-name="Text_20_body">
      <style:text-properties officeooo:paragraph-rsid="141409e1"/>
    </style:style>
    <style:style style:name="P69" style:family="paragraph" style:parent-style-name="Text_20_body" style:list-style-name="L7">
      <style:text-properties officeooo:paragraph-rsid="141871df"/>
    </style:style>
    <style:style style:name="P70" style:family="paragraph" style:parent-style-name="Text_20_body">
      <style:text-properties officeooo:paragraph-rsid="141a52ef"/>
    </style:style>
    <style:style style:name="P71" style:family="paragraph" style:parent-style-name="Text_20_body">
      <style:text-properties officeooo:paragraph-rsid="141b39a7"/>
    </style:style>
    <style:style style:name="P72" style:family="paragraph" style:parent-style-name="Text_20_body">
      <style:text-properties officeooo:paragraph-rsid="141dc851"/>
    </style:style>
    <style:style style:name="P73" style:family="paragraph" style:parent-style-name="Text_20_body" style:list-style-name="L8"/>
    <style:style style:name="P74" style:family="paragraph" style:parent-style-name="Text_20_body" style:list-style-name="L8">
      <style:text-properties officeooo:paragraph-rsid="141ec1eb"/>
    </style:style>
    <style:style style:name="P75" style:family="paragraph" style:parent-style-name="Text_20_body">
      <style:text-properties officeooo:paragraph-rsid="1421fe84"/>
    </style:style>
    <style:style style:name="P76" style:family="paragraph" style:parent-style-name="Text_20_body">
      <style:text-properties officeooo:paragraph-rsid="1422c2eb"/>
    </style:style>
    <style:style style:name="P77" style:family="paragraph" style:parent-style-name="Text_20_body">
      <style:text-properties officeooo:paragraph-rsid="14248571"/>
    </style:style>
    <style:style style:name="P78" style:family="paragraph" style:parent-style-name="Text_20_body" style:list-style-name="L9">
      <style:text-properties officeooo:paragraph-rsid="142621fb"/>
    </style:style>
    <style:style style:name="P79" style:family="paragraph" style:parent-style-name="Text_20_body" style:list-style-name="L9">
      <style:text-properties officeooo:paragraph-rsid="14267bb7"/>
    </style:style>
    <style:style style:name="P80" style:family="paragraph" style:parent-style-name="Text_20_body" style:list-style-name="L9">
      <style:text-properties officeooo:paragraph-rsid="1428ba5c"/>
    </style:style>
    <style:style style:name="P81" style:family="paragraph" style:parent-style-name="Text_20_body">
      <style:text-properties officeooo:paragraph-rsid="142e2755"/>
    </style:style>
    <style:style style:name="P82" style:family="paragraph" style:parent-style-name="Text_20_body">
      <style:text-properties officeooo:paragraph-rsid="143063e7"/>
    </style:style>
    <style:style style:name="P83" style:family="paragraph" style:parent-style-name="Text_20_body" style:list-style-name="L10">
      <style:text-properties officeooo:paragraph-rsid="143063e7"/>
    </style:style>
    <style:style style:name="P84" style:family="paragraph" style:parent-style-name="Text_20_body">
      <style:text-properties officeooo:paragraph-rsid="1433f1bc"/>
    </style:style>
    <style:style style:name="P85" style:family="paragraph" style:parent-style-name="Text_20_body" style:list-style-name="L11">
      <style:text-properties officeooo:paragraph-rsid="1434c972"/>
    </style:style>
    <style:style style:name="P86" style:family="paragraph" style:parent-style-name="Text_20_body" style:list-style-name="L11">
      <style:text-properties officeooo:paragraph-rsid="1437d6b8"/>
    </style:style>
    <style:style style:name="P87" style:family="paragraph" style:parent-style-name="Text_20_body" style:list-style-name="L11">
      <style:text-properties officeooo:paragraph-rsid="14384ae8"/>
    </style:style>
    <style:style style:name="P88" style:family="paragraph" style:parent-style-name="Text_20_body" style:list-style-name="L12">
      <style:text-properties officeooo:paragraph-rsid="1435385a"/>
    </style:style>
    <style:style style:name="P89" style:family="paragraph" style:parent-style-name="Text_20_body">
      <style:text-properties officeooo:paragraph-rsid="1438ef94"/>
    </style:style>
    <style:style style:name="P90" style:family="paragraph" style:parent-style-name="Text_20_body">
      <style:text-properties officeooo:paragraph-rsid="143ab7c0"/>
    </style:style>
    <style:style style:name="P91" style:family="paragraph" style:parent-style-name="Text_20_body" style:list-style-name="L13">
      <style:text-properties officeooo:paragraph-rsid="143ab7c0"/>
    </style:style>
    <style:style style:name="P92" style:family="paragraph" style:parent-style-name="Text_20_body" style:list-style-name="L13">
      <style:text-properties officeooo:paragraph-rsid="143ac549"/>
    </style:style>
    <style:style style:name="P93" style:family="paragraph" style:parent-style-name="Text_20_body" style:list-style-name="L13">
      <style:text-properties officeooo:paragraph-rsid="143cd6b4"/>
    </style:style>
    <style:style style:name="P94" style:family="paragraph" style:parent-style-name="Text_20_body" style:list-style-name="L13">
      <style:text-properties officeooo:paragraph-rsid="143e921e"/>
    </style:style>
    <style:style style:name="P95" style:family="paragraph" style:parent-style-name="Text_20_body">
      <style:text-properties officeooo:paragraph-rsid="1440d3e0"/>
    </style:style>
    <style:style style:name="P96" style:family="paragraph" style:parent-style-name="Text_20_body">
      <style:text-properties officeooo:paragraph-rsid="14423419"/>
    </style:style>
    <style:style style:name="P97" style:family="paragraph" style:parent-style-name="Text_20_body" style:list-style-name="L14">
      <style:text-properties officeooo:paragraph-rsid="14423419"/>
    </style:style>
    <style:style style:name="P98" style:family="paragraph" style:parent-style-name="Text_20_body">
      <style:text-properties officeooo:paragraph-rsid="14438582"/>
    </style:style>
    <style:style style:name="P99" style:family="paragraph" style:parent-style-name="Text_20_body" style:list-style-name="L15">
      <style:text-properties officeooo:paragraph-rsid="14438582"/>
    </style:style>
    <style:style style:name="P100" style:family="paragraph" style:parent-style-name="Text_20_body" style:list-style-name="L15">
      <style:text-properties officeooo:paragraph-rsid="14451c91"/>
    </style:style>
    <style:style style:name="P101" style:family="paragraph" style:parent-style-name="Text_20_body" style:list-style-name="L15">
      <style:text-properties officeooo:paragraph-rsid="144cc974"/>
    </style:style>
    <style:style style:name="P102" style:family="paragraph" style:parent-style-name="Text_20_body" style:list-style-name="L15">
      <style:text-properties officeooo:paragraph-rsid="144d8b97"/>
    </style:style>
    <style:style style:name="P103" style:family="paragraph" style:parent-style-name="Text_20_body">
      <style:text-properties officeooo:paragraph-rsid="144805a2"/>
    </style:style>
    <style:style style:name="P104" style:family="paragraph" style:parent-style-name="Text_20_body">
      <style:text-properties officeooo:paragraph-rsid="1449e084"/>
    </style:style>
    <style:style style:name="P105" style:family="paragraph" style:parent-style-name="Text_20_body" style:list-style-name="L16">
      <style:text-properties officeooo:paragraph-rsid="1449e084"/>
    </style:style>
    <style:style style:name="P106" style:family="paragraph" style:parent-style-name="Text_20_body" style:list-style-name="L16">
      <style:text-properties officeooo:paragraph-rsid="144ba9f3"/>
    </style:style>
    <style:style style:name="P107" style:family="paragraph" style:parent-style-name="Heading_20_4">
      <style:text-properties officeooo:rsid="10f18885" officeooo:paragraph-rsid="127e6672"/>
    </style:style>
    <style:style style:name="P108" style:family="paragraph" style:parent-style-name="Heading_20_4">
      <style:text-properties officeooo:paragraph-rsid="127e6672"/>
    </style:style>
    <style:style style:name="P109" style:family="paragraph" style:parent-style-name="Heading_20_4">
      <style:text-properties style:text-line-through-style="solid" style:text-line-through-type="single" officeooo:paragraph-rsid="127e6672"/>
    </style:style>
    <style:style style:name="P110" style:family="paragraph" style:parent-style-name="Heading_20_1">
      <style:text-properties officeooo:paragraph-rsid="144805a2"/>
    </style:style>
    <style:style style:name="P111" style:family="paragraph" style:parent-style-name="Heading_20_3">
      <style:text-properties officeooo:rsid="13eb5560" officeooo:paragraph-rsid="13eb5560"/>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fo:font-weight="normal" officeooo:rsid="14423419" style:font-style-asian="italic" style:font-weight-asian="normal" style:font-style-complex="italic" style:font-weight-complex="normal"/>
    </style:style>
    <style:style style:name="T76" style:family="text">
      <style:text-properties officeooo:rsid="11686322"/>
    </style:style>
    <style:style style:name="T77" style:family="text">
      <style:text-properties fo:font-style="normal" style:font-style-asian="normal" style:font-style-complex="normal"/>
    </style:style>
    <style:style style:name="T78" style:family="text">
      <style:text-properties fo:font-style="normal" officeooo:rsid="11d1379e" style:font-style-asian="normal" style:font-style-complex="normal"/>
    </style:style>
    <style:style style:name="T79" style:family="text">
      <style:text-properties fo:font-style="normal" officeooo:rsid="11d220d8" style:font-style-asian="normal" style:font-style-complex="normal"/>
    </style:style>
    <style:style style:name="T80" style:family="text">
      <style:text-properties fo:font-style="normal" officeooo:rsid="11d71079" style:font-style-asian="normal" style:font-style-complex="normal"/>
    </style:style>
    <style:style style:name="T81" style:family="text">
      <style:text-properties fo:font-style="normal" officeooo:rsid="11d86d12" style:font-style-asian="normal" style:font-style-complex="normal"/>
    </style:style>
    <style:style style:name="T82" style:family="text">
      <style:text-properties fo:font-style="normal" officeooo:rsid="11d89034" style:font-style-asian="normal" style:font-style-complex="normal"/>
    </style:style>
    <style:style style:name="T83" style:family="text">
      <style:text-properties fo:font-style="normal" officeooo:rsid="12303c78" style:font-style-asian="normal" style:font-style-complex="normal"/>
    </style:style>
    <style:style style:name="T84" style:family="text">
      <style:text-properties fo:font-style="normal" officeooo:rsid="1234bb9c" style:font-style-asian="normal" style:font-style-complex="normal"/>
    </style:style>
    <style:style style:name="T85" style:family="text">
      <style:text-properties fo:font-style="normal" fo:font-weight="bold" officeooo:rsid="13edf8ba" style:font-style-asian="normal" style:font-weight-asian="bold" style:font-style-complex="normal" style:font-weight-complex="bold"/>
    </style:style>
    <style:style style:name="T86" style:family="text">
      <style:text-properties fo:font-style="normal" fo:font-weight="bold" officeooo:rsid="13ef6186" style:font-style-asian="normal" style:font-weight-asian="bold" style:font-style-complex="normal" style:font-weight-complex="bold"/>
    </style:style>
    <style:style style:name="T87" style:family="text">
      <style:text-properties fo:font-style="normal" fo:font-weight="bold" officeooo:rsid="13f157f7" style:font-style-asian="normal" style:font-weight-asian="bold" style:font-style-complex="normal" style:font-weight-complex="bold"/>
    </style:style>
    <style:style style:name="T88" style:family="text">
      <style:text-properties fo:font-style="normal" fo:font-weight="bold" officeooo:rsid="13f2b315" style:font-style-asian="normal" style:font-weight-asian="bold" style:font-style-complex="normal" style:font-weight-complex="bold"/>
    </style:style>
    <style:style style:name="T89" style:family="text">
      <style:text-properties officeooo:rsid="11d534eb"/>
    </style:style>
    <style:style style:name="T90" style:family="text">
      <style:text-properties officeooo:rsid="11489716"/>
    </style:style>
    <style:style style:name="T91" style:family="text">
      <style:text-properties officeooo:rsid="123ccd20"/>
    </style:style>
    <style:style style:name="T92" style:family="text">
      <style:text-properties officeooo:rsid="124053fc"/>
    </style:style>
    <style:style style:name="T93" style:family="text">
      <style:text-properties officeooo:rsid="126b4512"/>
    </style:style>
    <style:style style:name="T94" style:family="text">
      <style:text-properties officeooo:rsid="13bdac2f"/>
    </style:style>
    <style:style style:name="T95" style:family="text">
      <style:text-properties officeooo:rsid="13c03773"/>
    </style:style>
    <style:style style:name="T96" style:family="text">
      <style:text-properties officeooo:rsid="13dcd4ac"/>
    </style:style>
    <style:style style:name="T97" style:family="text">
      <style:text-properties officeooo:rsid="13eb5560"/>
    </style:style>
    <style:style style:name="T98" style:family="text">
      <style:text-properties officeooo:rsid="13ebe81d"/>
    </style:style>
    <style:style style:name="T99" style:family="text">
      <style:text-properties fo:font-size="12pt" officeooo:rsid="07a6c582" style:font-size-asian="12pt" style:font-size-complex="12pt"/>
    </style:style>
    <style:style style:name="T100" style:family="text">
      <style:text-properties fo:font-size="12pt" officeooo:rsid="0ce63539" style:font-size-asian="12pt" style:font-size-complex="12pt"/>
    </style:style>
    <style:style style:name="T101" style:family="text">
      <style:text-properties officeooo:rsid="13ed0580"/>
    </style:style>
    <style:style style:name="T102" style:family="text">
      <style:text-properties fo:font-weight="normal" style:font-weight-asian="normal" style:font-weight-complex="normal"/>
    </style:style>
    <style:style style:name="T103" style:family="text">
      <style:text-properties fo:font-weight="normal" officeooo:rsid="13f8f4d2" style:font-weight-asian="normal" style:font-weight-complex="normal"/>
    </style:style>
    <style:style style:name="T104" style:family="text">
      <style:text-properties fo:font-weight="normal" officeooo:rsid="13f939e0" style:font-weight-asian="normal" style:font-weight-complex="normal"/>
    </style:style>
    <style:style style:name="T105" style:family="text">
      <style:text-properties fo:font-weight="normal" officeooo:rsid="13fa75ab" style:font-weight-asian="normal" style:font-weight-complex="normal"/>
    </style:style>
    <style:style style:name="T106" style:family="text">
      <style:text-properties fo:font-weight="normal" officeooo:rsid="13fdbc01" style:font-weight-asian="normal" style:font-weight-complex="normal"/>
    </style:style>
    <style:style style:name="T107" style:family="text">
      <style:text-properties fo:font-weight="normal" officeooo:rsid="13fece48" style:font-weight-asian="normal" style:font-weight-complex="normal"/>
    </style:style>
    <style:style style:name="T108" style:family="text">
      <style:text-properties fo:font-weight="normal" officeooo:rsid="140097fd" style:font-weight-asian="normal" style:font-weight-complex="normal"/>
    </style:style>
    <style:style style:name="T109" style:family="text">
      <style:text-properties fo:font-weight="normal" officeooo:rsid="14019154" style:font-weight-asian="normal" style:font-weight-complex="normal"/>
    </style:style>
    <style:style style:name="T110" style:family="text">
      <style:text-properties fo:font-weight="normal" officeooo:rsid="14034a39" style:font-weight-asian="normal" style:font-weight-complex="normal"/>
    </style:style>
    <style:style style:name="T111" style:family="text">
      <style:text-properties fo:font-weight="normal" officeooo:rsid="1409c797" style:font-weight-asian="normal" style:font-weight-complex="normal"/>
    </style:style>
    <style:style style:name="T112" style:family="text">
      <style:text-properties fo:font-weight="normal" officeooo:rsid="140b931a" style:font-weight-asian="normal" style:font-weight-complex="normal"/>
    </style:style>
    <style:style style:name="T113" style:family="text">
      <style:text-properties fo:font-weight="normal" officeooo:rsid="140e2475" style:font-weight-asian="normal" style:font-weight-complex="normal"/>
    </style:style>
    <style:style style:name="T114" style:family="text">
      <style:text-properties fo:font-weight="normal" officeooo:rsid="140fd384" style:font-weight-asian="normal" style:font-weight-complex="normal"/>
    </style:style>
    <style:style style:name="T115" style:family="text">
      <style:text-properties fo:font-weight="normal" officeooo:rsid="1410b9d9" style:font-weight-asian="normal" style:font-weight-complex="normal"/>
    </style:style>
    <style:style style:name="T116" style:family="text">
      <style:text-properties fo:font-weight="normal" officeooo:rsid="14120153" style:font-weight-asian="normal" style:font-weight-complex="normal"/>
    </style:style>
    <style:style style:name="T117" style:family="text">
      <style:text-properties fo:font-weight="normal" officeooo:rsid="14130db6" style:font-weight-asian="normal" style:font-weight-complex="normal"/>
    </style:style>
    <style:style style:name="T118" style:family="text">
      <style:text-properties fo:font-weight="normal" officeooo:rsid="141409e1" style:font-weight-asian="normal" style:font-weight-complex="normal"/>
    </style:style>
    <style:style style:name="T119" style:family="text">
      <style:text-properties fo:font-weight="normal" officeooo:rsid="1414f3a7" style:font-weight-asian="normal" style:font-weight-complex="normal"/>
    </style:style>
    <style:style style:name="T120" style:family="text">
      <style:text-properties fo:font-weight="normal" officeooo:rsid="1416d78a" style:font-weight-asian="normal" style:font-weight-complex="normal"/>
    </style:style>
    <style:style style:name="T121" style:family="text">
      <style:text-properties fo:font-weight="normal" officeooo:rsid="141871df" style:font-weight-asian="normal" style:font-weight-complex="normal"/>
    </style:style>
    <style:style style:name="T122" style:family="text">
      <style:text-properties fo:font-weight="normal" officeooo:rsid="141a52ef" style:font-weight-asian="normal" style:font-weight-complex="normal"/>
    </style:style>
    <style:style style:name="T123" style:family="text">
      <style:text-properties fo:font-weight="normal" officeooo:rsid="141beb82" style:font-weight-asian="normal" style:font-weight-complex="normal"/>
    </style:style>
    <style:style style:name="T124" style:family="text">
      <style:text-properties fo:font-weight="normal" officeooo:rsid="141ec1eb" style:font-weight-asian="normal" style:font-weight-complex="normal"/>
    </style:style>
    <style:style style:name="T125" style:family="text">
      <style:text-properties fo:font-weight="normal" officeooo:rsid="141fff7d" style:font-weight-asian="normal" style:font-weight-complex="normal"/>
    </style:style>
    <style:style style:name="T126" style:family="text">
      <style:text-properties fo:font-weight="normal" officeooo:rsid="1421fe84" style:font-weight-asian="normal" style:font-weight-complex="normal"/>
    </style:style>
    <style:style style:name="T127" style:family="text">
      <style:text-properties fo:font-weight="normal" officeooo:rsid="1422c2eb" style:font-weight-asian="normal" style:font-weight-complex="normal"/>
    </style:style>
    <style:style style:name="T128" style:family="text">
      <style:text-properties fo:font-weight="normal" officeooo:rsid="14248571" style:font-weight-asian="normal" style:font-weight-complex="normal"/>
    </style:style>
    <style:style style:name="T129" style:family="text">
      <style:text-properties fo:font-weight="normal" officeooo:rsid="1424ff4f" style:font-weight-asian="normal" style:font-weight-complex="normal"/>
    </style:style>
    <style:style style:name="T130" style:family="text">
      <style:text-properties fo:font-weight="normal" officeooo:rsid="142621fb" style:font-weight-asian="normal" style:font-weight-complex="normal"/>
    </style:style>
    <style:style style:name="T131" style:family="text">
      <style:text-properties fo:font-weight="normal" officeooo:rsid="14267bb7" style:font-weight-asian="normal" style:font-weight-complex="normal"/>
    </style:style>
    <style:style style:name="T132" style:family="text">
      <style:text-properties fo:font-weight="normal" officeooo:rsid="1426b3c9" style:font-weight-asian="normal" style:font-weight-complex="normal"/>
    </style:style>
    <style:style style:name="T133" style:family="text">
      <style:text-properties fo:font-weight="normal" officeooo:rsid="1428ba5c" style:font-weight-asian="normal" style:font-weight-complex="normal"/>
    </style:style>
    <style:style style:name="T134" style:family="text">
      <style:text-properties fo:font-weight="normal" officeooo:rsid="1429ab65" style:font-weight-asian="normal" style:font-weight-complex="normal"/>
    </style:style>
    <style:style style:name="T135" style:family="text">
      <style:text-properties fo:font-weight="normal" officeooo:rsid="142add4e" style:font-weight-asian="normal" style:font-weight-complex="normal"/>
    </style:style>
    <style:style style:name="T136" style:family="text">
      <style:text-properties fo:font-weight="normal" officeooo:rsid="142c5a9b" style:font-weight-asian="normal" style:font-weight-complex="normal"/>
    </style:style>
    <style:style style:name="T137" style:family="text">
      <style:text-properties fo:font-weight="normal" officeooo:rsid="142e2755" style:font-weight-asian="normal" style:font-weight-complex="normal"/>
    </style:style>
    <style:style style:name="T138" style:family="text">
      <style:text-properties fo:font-weight="normal" officeooo:rsid="142e8bc2" style:font-weight-asian="normal" style:font-weight-complex="normal"/>
    </style:style>
    <style:style style:name="T139" style:family="text">
      <style:text-properties fo:font-weight="normal" officeooo:rsid="143060b2" style:font-weight-asian="normal" style:font-weight-complex="normal"/>
    </style:style>
    <style:style style:name="T140" style:family="text">
      <style:text-properties fo:font-weight="normal" officeooo:rsid="143063e7" style:font-weight-asian="normal" style:font-weight-complex="normal"/>
    </style:style>
    <style:style style:name="T141" style:family="text">
      <style:text-properties fo:font-weight="normal" officeooo:rsid="14306d6d" style:font-weight-asian="normal" style:font-weight-complex="normal"/>
    </style:style>
    <style:style style:name="T142" style:family="text">
      <style:text-properties fo:font-weight="normal" officeooo:rsid="1430a371" style:font-weight-asian="normal" style:font-weight-complex="normal"/>
    </style:style>
    <style:style style:name="T143" style:family="text">
      <style:text-properties fo:font-weight="normal" officeooo:rsid="1431380d" style:font-weight-asian="normal" style:font-weight-complex="normal"/>
    </style:style>
    <style:style style:name="T144" style:family="text">
      <style:text-properties fo:font-weight="normal" officeooo:rsid="1433f1bc" style:font-weight-asian="normal" style:font-weight-complex="normal"/>
    </style:style>
    <style:style style:name="T145" style:family="text">
      <style:text-properties fo:font-weight="normal" officeooo:rsid="1434c972" style:font-weight-asian="normal" style:font-weight-complex="normal"/>
    </style:style>
    <style:style style:name="T146" style:family="text">
      <style:text-properties fo:font-weight="normal" officeooo:rsid="1435385a" style:font-weight-asian="normal" style:font-weight-complex="normal"/>
    </style:style>
    <style:style style:name="T147" style:family="text">
      <style:text-properties fo:font-weight="normal" officeooo:rsid="1437d6b8" style:font-weight-asian="normal" style:font-weight-complex="normal"/>
    </style:style>
    <style:style style:name="T148" style:family="text">
      <style:text-properties fo:font-weight="normal" officeooo:rsid="14384ae8" style:font-weight-asian="normal" style:font-weight-complex="normal"/>
    </style:style>
    <style:style style:name="T149" style:family="text">
      <style:text-properties fo:font-weight="normal" officeooo:rsid="1438ef94" style:font-weight-asian="normal" style:font-weight-complex="normal"/>
    </style:style>
    <style:style style:name="T150" style:family="text">
      <style:text-properties fo:font-weight="normal" officeooo:rsid="143a1428" style:font-weight-asian="normal" style:font-weight-complex="normal"/>
    </style:style>
    <style:style style:name="T151" style:family="text">
      <style:text-properties fo:font-weight="normal" officeooo:rsid="143ab7c0" style:font-weight-asian="normal" style:font-weight-complex="normal"/>
    </style:style>
    <style:style style:name="T152" style:family="text">
      <style:text-properties fo:font-weight="normal" officeooo:rsid="143ac549" style:font-weight-asian="normal" style:font-weight-complex="normal"/>
    </style:style>
    <style:style style:name="T153" style:family="text">
      <style:text-properties fo:font-weight="normal" officeooo:rsid="143af777" style:font-weight-asian="normal" style:font-weight-complex="normal"/>
    </style:style>
    <style:style style:name="T154" style:family="text">
      <style:text-properties fo:font-weight="normal" officeooo:rsid="143cd6b4" style:font-weight-asian="normal" style:font-weight-complex="normal"/>
    </style:style>
    <style:style style:name="T155" style:family="text">
      <style:text-properties fo:font-weight="normal" officeooo:rsid="143e921e" style:font-weight-asian="normal" style:font-weight-complex="normal"/>
    </style:style>
    <style:style style:name="T156" style:family="text">
      <style:text-properties fo:font-weight="normal" officeooo:rsid="14403a33" style:font-weight-asian="normal" style:font-weight-complex="normal"/>
    </style:style>
    <style:style style:name="T157" style:family="text">
      <style:text-properties fo:font-weight="normal" officeooo:rsid="1440d3e0" style:font-weight-asian="normal" style:font-weight-complex="normal"/>
    </style:style>
    <style:style style:name="T158" style:family="text">
      <style:text-properties fo:font-weight="normal" officeooo:rsid="14417e13" style:font-weight-asian="normal" style:font-weight-complex="normal"/>
    </style:style>
    <style:style style:name="T159" style:family="text">
      <style:text-properties fo:font-weight="normal" officeooo:rsid="14423419" style:font-weight-asian="normal" style:font-weight-complex="normal"/>
    </style:style>
    <style:style style:name="T160" style:family="text">
      <style:text-properties fo:font-weight="normal" officeooo:rsid="14438582" style:font-weight-asian="normal" style:font-weight-complex="normal"/>
    </style:style>
    <style:style style:name="T161" style:family="text">
      <style:text-properties fo:font-weight="normal" officeooo:rsid="1444e83e" style:font-weight-asian="normal" style:font-weight-complex="normal"/>
    </style:style>
    <style:style style:name="T162" style:family="text">
      <style:text-properties fo:font-weight="normal" officeooo:rsid="14451c91" style:font-weight-asian="normal" style:font-weight-complex="normal"/>
    </style:style>
    <style:style style:name="T163" style:family="text">
      <style:text-properties fo:font-weight="normal" officeooo:rsid="1445db60" style:font-weight-asian="normal" style:font-weight-complex="normal"/>
    </style:style>
    <style:style style:name="T164" style:family="text">
      <style:text-properties fo:font-weight="normal" officeooo:rsid="144805a2" style:font-weight-asian="normal" style:font-weight-complex="normal"/>
    </style:style>
    <style:style style:name="T165" style:family="text">
      <style:text-properties fo:font-weight="normal" officeooo:rsid="1448b727" style:font-weight-asian="normal" style:font-weight-complex="normal"/>
    </style:style>
    <style:style style:name="T166" style:family="text">
      <style:text-properties fo:font-weight="normal" officeooo:rsid="1449e084" style:font-weight-asian="normal" style:font-weight-complex="normal"/>
    </style:style>
    <style:style style:name="T167" style:family="text">
      <style:text-properties fo:font-weight="normal" officeooo:rsid="144b913b" style:font-weight-asian="normal" style:font-weight-complex="normal"/>
    </style:style>
    <style:style style:name="T168" style:family="text">
      <style:text-properties fo:font-weight="normal" officeooo:rsid="144ba9f3" style:font-weight-asian="normal" style:font-weight-complex="normal"/>
    </style:style>
    <style:style style:name="T169" style:family="text">
      <style:text-properties fo:font-weight="normal" officeooo:rsid="144cc974" style:font-weight-asian="normal" style:font-weight-complex="normal"/>
    </style:style>
    <style:style style:name="T170" style:family="text">
      <style:text-properties fo:font-weight="normal" officeooo:rsid="144d8b97" style:font-weight-asian="normal" style:font-weight-complex="normal"/>
    </style:style>
    <style:style style:name="T171" style:family="text">
      <style:text-properties fo:font-weight="normal" officeooo:rsid="140212b9" fo:background-color="#dddddd" loext:char-shading-value="0" style:font-weight-asian="normal" style:font-weight-complex="normal"/>
    </style:style>
    <style:style style:name="T172" style:family="text">
      <style:text-properties fo:font-weight="normal" officeooo:rsid="14082b17" fo:background-color="#dddddd" loext:char-shading-value="0" style:font-weight-asian="normal" style:font-weight-complex="normal"/>
    </style:style>
    <style:style style:name="T173" style:family="text">
      <style:text-properties fo:font-weight="normal" officeooo:rsid="14053465" fo:background-color="#dddddd" loext:char-shading-value="0" style:font-weight-asian="normal" style:font-weight-complex="normal"/>
    </style:style>
    <style:style style:name="T174" style:family="text">
      <style:text-properties fo:font-weight="normal" officeooo:rsid="1406bbbe" fo:background-color="#dddddd" loext:char-shading-value="0" style:font-weight-asian="normal" style:font-weight-complex="normal"/>
    </style:style>
    <style:style style:name="T175" style:family="text">
      <style:text-properties fo:font-weight="normal" officeooo:rsid="1408090b" fo:background-color="#dddddd" loext:char-shading-value="0" style:font-weight-asian="normal" style:font-weight-complex="normal"/>
    </style:style>
    <style:style style:name="T176" style:family="text">
      <style:text-properties fo:font-weight="normal" officeooo:rsid="140d0318" fo:background-color="#dddddd" loext:char-shading-value="0" style:font-weight-asian="normal" style:font-weight-complex="normal"/>
    </style:style>
    <style:style style:name="T177" style:family="text">
      <style:text-properties style:text-line-through-style="solid" style:text-line-through-type="single" fo:font-weight="normal" officeooo:rsid="141b39a7" style:font-weight-asian="normal" style:font-weight-complex="normal"/>
    </style:style>
    <style:style style:name="T178"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179"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180" style:family="text">
      <style:text-properties fo:font-variant="normal" fo:text-transform="none" fo:color="#222222" fo:letter-spacing="normal" fo:font-weight="normal" officeooo:rsid="141beb82" style:font-weight-asian="normal" style:font-weight-complex="normal"/>
    </style:style>
    <style:style style:name="T181"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182" style:family="text">
      <style:text-properties officeooo:rsid="144805a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Text_20_body"/>
      <text:p text:style-name="Text_20_body"/>
      <text:p text:style-name="P31">Dakara</text:p>
      <text:p text:style-name="P30"/>
      <text:p text:style-name="P30"/>
      <text:p text:style-name="P33">Dungeoncrawl</text:p>
      <text:p text:style-name="P32"/>
      <text:p text:style-name="P34">Religion</text:p>
      <text:p text:style-name="P32"/>
      <text:p text:style-name="P32"/>
      <text:p text:style-name="P32"/>
      <text:p text:style-name="P32"/>
      <text:p text:style-name="P35"/>
      <text:p text:style-name="P1"/>
      <text:p text:style-name="P37"/>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1"><text:a xlink:type="simple" xlink:href="#__RefHeading___Toc8143_3223281266" text:style-name="Internet_20_link" text:visited-style-name="Internet_20_link">Náboženství v současnosti</text:a><text:tab/>3</text:p>
          <text:p text:style-name="P38"><text:a xlink:type="simple" xlink:href="#__RefHeading___Toc8145_3223281266" text:style-name="Internet_20_link" text:visited-style-name="Internet_20_link">Náboženství v minulosti</text:a><text:tab/>4</text:p>
          <text:p text:style-name="P39"><text:a xlink:type="simple" xlink:href="#__RefHeading___Toc8253_3223281266" text:style-name="Internet_20_link" text:visited-style-name="Internet_20_link">Dávná říše ogrů</text:a><text:tab/>4</text:p>
          <text:p text:style-name="P39"><text:a xlink:type="simple" xlink:href="#__RefHeading___Toc8255_3223281266" text:style-name="Internet_20_link" text:visited-style-name="Internet_20_link">Říše Řádu a Chaosu</text:a><text:tab/>6</text:p>
          <text:p text:style-name="P40"><text:a xlink:type="simple" xlink:href="#__RefHeading___Toc8257_3223281266" text:style-name="Internet_20_link" text:visited-style-name="Internet_20_link">Řád</text:a><text:tab/>6</text:p>
          <text:p text:style-name="P40"><text:a xlink:type="simple" xlink:href="#__RefHeading___Toc8259_3223281266" text:style-name="Internet_20_link" text:visited-style-name="Internet_20_link">Chaos</text:a><text:tab/>8</text:p>
          <text:p text:style-name="P39"><text:a xlink:type="simple" xlink:href="#__RefHeading___Toc8261_3223281266" text:style-name="Internet_20_link" text:visited-style-name="Internet_20_link">Starý severský panteon</text:a><text:tab/>10</text:p>
          <text:p text:style-name="P39"><text:a xlink:type="simple" xlink:href="#__RefHeading___Toc8263_3223281266" text:style-name="Internet_20_link" text:visited-style-name="Internet_20_link">Starý Jižanský panteon</text:a><text:tab/>11</text:p>
          <text:p text:style-name="P41"><text:a xlink:type="simple" xlink:href="#__RefHeading___Toc1638_3317394773" text:style-name="Internet_20_link" text:visited-style-name="Internet_20_link">Nová víra</text:a><text:tab/>12</text:p>
          <text:p text:style-name="P40"><text:a xlink:type="simple" xlink:href="#__RefHeading___Toc8265_3223281266" text:style-name="Internet_20_link" text:visited-style-name="Internet_20_link">O stvořiteli</text:a><text:tab/>12</text:p>
          <text:p text:style-name="P40"><text:a xlink:type="simple" xlink:href="#__RefHeading___Toc8267_3223281266" text:style-name="Internet_20_link" text:visited-style-name="Internet_20_link">O cestě ke spáse</text:a><text:tab/>13</text:p>
          <text:p text:style-name="P40"><text:a xlink:type="simple" xlink:href="#__RefHeading___Toc8269_3223281266" text:style-name="Internet_20_link" text:visited-style-name="Internet_20_link">O svatých</text:a><text:tab/>13</text:p>
          <text:p text:style-name="P40"><text:a xlink:type="simple" xlink:href="#__RefHeading___Toc8271_3223281266" text:style-name="Internet_20_link" text:visited-style-name="Internet_20_link">Poznámky k frázím a pořekadlům</text:a><text:tab/>13</text:p>
          <text:p text:style-name="P40"><text:a xlink:type="simple" xlink:href="#__RefHeading___Toc8273_3223281266" text:style-name="Internet_20_link" text:visited-style-name="Internet_20_link">Jak se má chovat dobrý věřící</text:a><text:tab/>14</text:p>
          <text:p text:style-name="P38"><text:a xlink:type="simple" xlink:href="#__RefHeading___Toc8147_3223281266" text:style-name="Internet_20_link" text:visited-style-name="Internet_20_link">Doktríny Nové víry</text:a><text:tab/>15</text:p>
        </text:index-body>
      </text:table-of-content>
      <text:p text:style-name="P36"/>
      <text:p text:style-name="P2"/>
      <text:p text:style-name="P2"/>
      <text:p text:style-name="P2"/>
      <text:p text:style-name="P2"/>
      <text:p text:style-name="P2"/>
      <text:p text:style-name="P2"/>
      <text:p text:style-name="P2"/>
      <text:p text:style-name="P2"/>
      <text:p text:style-name="P25"><text:span text:style-name="T99">Verze 0.</text:span><text:span text:style-name="T100">0</text:span></text:p>
      <text:h text:style-name="Heading_20_1" text:outline-level="1"><text:soft-page-break/><text:span text:style-name="Strong_20_Emphasis">Pokus o předělávku moderního náboženství na 1 god per country</text:span></text:h>
      <text:h text:style-name="Heading_20_2" text:outline-level="2"><text:span text:style-name="Strong_20_Emphasis">Národy severu</text:span></text:h>
      <text:h text:style-name="Heading_20_2" text:outline-level="2"><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102">Je to </text:span></text:span><text:span text:style-name="Strong_20_Emphasis"><text:span text:style-name="T103">národ </text:span></text:span><text:span text:style-name="Strong_20_Emphasis"><text:span text:style-name="T118">atletů a</text:span></text:span><text:span text:style-name="Strong_20_Emphasis"><text:span text:style-name="T103"> válečníků.</text:span></text:span></text:p>
      <text:list xml:id="list2985033604" text:style-name="L4">
        <text:list-item>
          <text:p text:style-name="P56"><text:span text:style-name="Strong_20_Emphasis"><text:span text:style-name="T104">Šlechtici jsou zároveň velitelé</text:span></text:span></text:p>
        </text:list-item>
      </text:list>
      <text:p text:style-name="P68"><text:span text:style-name="Strong_20_Emphasis"><text:span text:style-name="T118">Nebýt v perfektní fyzické kondici je necnost. </text:span></text:span><text:span text:style-name="Strong_20_Emphasis"><text:span text:style-name="T119">Nemocní a nemohoucí ztrácí p</text:span></text:span><text:span text:style-name="Strong_20_Emphasis"><text:span text:style-name="T120">ravomoci – pokud je to dočasné tak dočasně, při zmrzačení trvale.</text:span></text:span></text:p>
      <text:list xml:id="list787450275" text:style-name="L7">
        <text:list-item>
          <text:p text:style-name="P69"><text:span text:style-name="Strong_20_Emphasis"><text:span text:style-name="T121">Tahle jde mimochodem odstavit z funkce třeba senátora nebo klidně i triarcha.</text:span></text:span></text:p>
        </text:list-item>
      </text:list>
      <text:p text:style-name="P98"><text:span text:style-name="Strong_20_Emphasis"><text:span text:style-name="T160">Dórská města</text:span></text:span></text:p>
      <text:list xml:id="list2319252262" text:style-name="L15">
        <text:list-item>
          <text:p text:style-name="P99"><text:span text:style-name="Strong_20_Emphasis"><text:span text:style-name="T160">Městu vládnou triarchové (stejně jako ve Vadoře, kde to Dórové zavedli poté, co město obsadili), ale nevolí je senát.</text:span></text:span></text:p>
          <text:list>
            <text:list-item>
              <text:p text:style-name="P99"><text:span text:style-name="Strong_20_Emphasis"><text:span text:style-name="T160">Jsou to dědičné pozice?</text:span></text:span></text:p>
              <text:list>
                <text:list-item>
                  <text:p text:style-name="P99"><text:span text:style-name="Strong_20_Emphasis"><text:span text:style-name="T160">Hierophant asi ne, to je prostě Áronův velekněz.</text:span></text:span></text:p>
                </text:list-item>
                <text:list-item>
                  <text:p text:style-name="P99"><text:soft-page-break/><text:span text:style-name="Strong_20_Emphasis"><text:span text:style-name="T160">Stratég asi taky ne, to je vojenská pozice, takže Stratégy jednotlivých měst zřejmě určuje autokrat (což byl ve Filipově době sám Filip).</text:span></text:span></text:p>
                </text:list-item>
                <text:list-item>
                  <text:p text:style-name="P99"><text:span text:style-name="Strong_20_Emphasis"><text:span text:style-name="T160">Takže možná pozice Archona by mohla být </text:span></text:span><text:span text:style-name="Strong_20_Emphasis"><text:span text:style-name="T161">v původně Dórských městech</text:span></text:span><text:span text:style-name="Strong_20_Emphasis"><text:span text:style-name="T160"> dědičná…</text:span></text:span></text:p>
                  <text:list>
                    <text:list-item>
                      <text:p text:style-name="P100"><text:span text:style-name="Strong_20_Emphasis"><text:span text:style-name="T162">Na druhou stranu Dórové staví vojenské schopnosti nade vše, takže je otázka, jestli triarchát vůbec dává smysl… </text:span></text:span><text:span text:style-name="Strong_20_Emphasis"><text:span text:style-name="T163">(Nějak to zdůvodnit musím, protože se mi líbí a dává to smysl.)</text:span></text:span></text:p>
                    </text:list-item>
                    <text:list-item>
                      <text:p text:style-name="P101"><text:span text:style-name="Strong_20_Emphasis"><text:span text:style-name="T169">V plně Dórských městech všechny triarchy jmenuje Dórský král.</text:span></text:span></text:p>
                      <text:list>
                        <text:list-item>
                          <text:p text:style-name="P101"><text:span text:style-name="Strong_20_Emphasis"><text:span text:style-name="T169">Je to v souladu s tím, že král v sobě spojuje moc správní, vojenskou i náboženskou (je správcem celé země, je autokratem – tedy vrchním velitelem armády a je nejvyšším knězem Áronovým).</text:span></text:span></text:p>
                        </text:list-item>
                        <text:list-item>
                          <text:p text:style-name="P102"><text:span text:style-name="Strong_20_Emphasis"><text:span text:style-name="T170">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pan text:style-name="Strong_20_Emphasis">Armáda</text:span></text:h>
      <text:p text:style-name="P63"><text:span text:style-name="Strong_20_Emphasis"><text:span text:style-name="T111">Těžká jízda složená ze šlechticů.</text:span></text:span></text:p>
      <text:list xml:id="list3113828556" text:style-name="L9">
        <text:list-item>
          <text:p text:style-name="P79"><text:span text:style-name="Strong_20_Emphasis"><text:span text:style-name="T131">10 jezdců tvoří </text:span></text:span><text:span text:style-name="Strong_20_Emphasis"><text:span text:style-name="T132">„h</text:span></text:span><text:span text:style-name="Strong_20_Emphasis"><text:span text:style-name="T135">rot</text:span></text:span><text:span text:style-name="Strong_20_Emphasis"><text:span text:style-name="T132">“ /* </text:span></text:span><text:span text:style-name="Strong_20_Emphasis"><text:span text:style-name="T135">Nebo čepel? Nebo hranu? */</text:span></text:span></text:p>
        </text:list-item>
        <text:list-item>
          <text:p text:style-name="P78"><text:span text:style-name="Strong_20_Emphasis"><text:span text:style-name="T130">10 </text:span></text:span><text:span text:style-name="Strong_20_Emphasis"><text:span text:style-name="T136">hrotů</text:span></text:span><text:span text:style-name="Strong_20_Emphasis"><text:span text:style-name="T130"> tvoří </text:span></text:span><text:span text:style-name="Strong_20_Emphasis"><text:span text:style-name="T132">(jízdní) „</text:span></text:span><text:span text:style-name="Strong_20_Emphasis"><text:span text:style-name="T130">klín“</text:span></text:span></text:p>
        </text:list-item>
        <text:list-item>
          <text:p text:style-name="P80"><text:span text:style-name="Strong_20_Emphasis"><text:span text:style-name="T133">10 klínů je dekáda</text:span></text:span><text:span text:style-name="Strong_20_Emphasis"><text:span text:style-name="T134"> (stejně jako u pěchoty)</text:span></text:span></text:p>
        </text:list-item>
      </text:list>
      <text:p text:style-name="P57"><text:soft-page-break/><text:span text:style-name="Strong_20_Emphasis"><text:span text:style-name="T111">Pěchota s</text:span></text:span><text:span text:style-name="Strong_20_Emphasis"><text:span text:style-name="T105">ložená z falang</text:span></text:span></text:p>
      <text:list xml:id="list2149063355" text:style-name="L5">
        <text:list-item>
          <text:p text:style-name="P58"><text:span text:style-name="Strong_20_Emphasis"><text:span text:style-name="T106">Struktura falangy:</text:span></text:span></text:p>
          <text:list>
            <text:list-item>
              <text:p text:style-name="P58"><text:span text:style-name="Strong_20_Emphasis"><text:span text:style-name="T106">1</text:span></text:span><text:span text:style-name="Strong_20_Emphasis"><text:span text:style-name="T107">0</text:span></text:span><text:span text:style-name="Strong_20_Emphasis"><text:span text:style-name="T106"> řad</text:span></text:span></text:p>
              <text:list>
                <text:list-item>
                  <text:p text:style-name="P59"><text:span text:style-name="Strong_20_Emphasis"><text:span text:style-name="T107">Řadu tvoří 9 hoplitů + velitel řady (dekadarchos) </text:span></text:span><text:span text:style-name="Strong_20_Emphasis"><text:span text:style-name="T110">+ 2 </text:span></text:span><text:span text:style-name="Strong_20_Emphasis"><text:span text:style-name="T112">otroci</text:span></text:span><text:span text:style-name="Strong_20_Emphasis"><text:span text:style-name="T110"> v zázemí</text:span></text:span><text:span text:style-name="Strong_20_Emphasis"><text:span text:style-name="T107">.</text:span></text:span></text:p>
                  <text:list>
                    <text:list-item>
                      <text:p text:style-name="P61"><text:span text:style-name="Strong_20_Emphasis"><text:span text:style-name="T125">Hopliti mají status občanů.</text:span></text:span></text:p>
                    </text:list-item>
                    <text:list-item>
                      <text:p text:style-name="P61"><text:span text:style-name="Strong_20_Emphasis"><text:span text:style-name="T125">Otroci vaří jídlo, koupou latrýny, atp.</text:span></text:span></text:p>
                    </text:list-item>
                  </text:list>
                </text:list-item>
                <text:list-item>
                  <text:p text:style-name="P58"><text:span text:style-name="Strong_20_Emphasis"><text:span text:style-name="T106">Každá řada funguje jako samostatná jednotka</text:span></text:span></text:p>
                </text:list-item>
                <text:list-item>
                  <text:p text:style-name="P60"><text:span text:style-name="Strong_20_Emphasis"><text:span text:style-name="T108">Falanga obvykle nastupovala buď ve formaci 10x10 řad, nebo ve dvou subformacích 5x10 řad.</text:span></text:span></text:p>
                </text:list-item>
              </text:list>
            </text:list-item>
          </text:list>
        </text:list-item>
      </text:list>
      <text:p text:style-name="P62"><text:span text:style-name="Strong_20_Emphasis"><text:span text:style-name="T171">10 falang je </text:span></text:span><text:span text:style-name="Strong_20_Emphasis"><text:span text:style-name="T172">taxa</text:span></text:span><text:span text:style-name="Strong_20_Emphasis"><text:span text:style-name="T171"> („taxis“, </text:span></text:span><text:span text:style-name="Strong_20_Emphasis"><text:span text:style-name="T172">ve Spartě „mora“</text:span></text:span><text:span text:style-name="Strong_20_Emphasis"><text:span text:style-name="T171">) /* </text:span></text:span><text:span text:style-name="Strong_20_Emphasis"><text:span text:style-name="T173">dekafalanga? </text:span></text:span><text:span text:style-name="Strong_20_Emphasis"><text:span text:style-name="T174">Dekáda! Ha! </text:span></text:span><text:span text:style-name="Strong_20_Emphasis"><text:span text:style-name="T175">Hmm, tak ne...</text:span></text:span><text:span text:style-name="Strong_20_Emphasis"><text:span text:style-name="T171"> */, tedy 1000 vojáků + velitel a jeho doprovod (osobní stráž, poslové, atd.)</text:span></text:span></text:p>
      <text:list xml:id="list1369254599" text:style-name="L6">
        <text:list-item>
          <text:p text:style-name="P64"><text:span text:style-name="Strong_20_Emphasis"><text:span text:style-name="T176">Možná přece jen ta dekáda.</text:span></text:span></text:p>
        </text:list-item>
      </text:list>
      <text:p text:style-name="P76"><text:span text:style-name="Strong_20_Emphasis"><text:span text:style-name="T127">10 hoplitů je </text:span></text:span><text:span text:style-name="Strong_20_Emphasis"><text:span text:style-name="T128">řada</text:span></text:span></text:p>
      <text:p text:style-name="P77"><text:span text:style-name="Strong_20_Emphasis"><text:span text:style-name="T128">10 řad je falanga</text:span></text:span></text:p>
      <text:p text:style-name="P75"><text:span text:style-name="Strong_20_Emphasis"><text:span text:style-name="T126">10 falang je dekáda</text:span></text:span></text:p>
      <text:p text:style-name="P75"><text:span text:style-name="Strong_20_Emphasis"><text:span text:style-name="T126">10 dekád je myriáda</text:span></text:span></text:p>
      <text:p text:style-name="P65"><text:span text:style-name="Strong_20_Emphasis"><text:span text:style-name="T113">Tzn. 1 myriáda sestává z 10 dekád složených z 10 falang, což je 10 řad po 10 mužích. Plus noncombat personnel (otroci, osobní stráž velitelů dekád a stratégů, </text:span></text:span><text:span text:style-name="Strong_20_Emphasis"><text:span text:style-name="T117">pěší poslové, jízdní poslové</text:span></text:span><text:span text:style-name="Strong_20_Emphasis"><text:span text:style-name="T113">),</text:span></text:span></text:p>
      <text:h text:style-name="Heading_20_5" text:outline-level="5"><text:soft-page-break/><text:span text:style-name="Strong_20_Emphasis">Velitelé</text:span></text:h>
      <text:p text:style-name="P81"><text:span text:style-name="Strong_20_Emphasis"><text:span text:style-name="T137">Pojmenování podle toho, čemu velí</text:span></text:span><text:span text:style-name="Strong_20_Emphasis"><text:span text:style-name="T109">, tzn.: „Velitel řady“, „Velitel falangy“. </text:span></text:span><text:span text:style-name="Strong_20_Emphasis"><text:span text:style-name="T137">U jízdy</text:span></text:span><text:span text:style-name="Strong_20_Emphasis"><text:span text:style-name="T109"> „</text:span></text:span><text:span text:style-name="Strong_20_Emphasis"><text:span text:style-name="T137">velitel hrotu“, „velitel klínu“</text:span></text:span><text:span text:style-name="Strong_20_Emphasis"><text:span text:style-name="T109">.</text:span></text:span></text:p>
      <text:p text:style-name="P81"><text:span text:style-name="Strong_20_Emphasis"><text:span text:style-name="T109">/* </text:span></text:span><text:span text:style-name="Strong_20_Emphasis"><text:span text:style-name="T138">Možná „dekarch“ by velel dekádě? </text:span></text:span><text:span text:style-name="Strong_20_Emphasis"><text:span text:style-name="T139">Nebo „dekadron“?</text:span></text:span><text:span text:style-name="Strong_20_Emphasis"><text:span text:style-name="T109"> */</text:span></text:span></text:p>
      <text:p text:style-name="P67"><text:span text:style-name="Strong_20_Emphasis"><text:span text:style-name="T115">Generál = stratég </text:span></text:span><text:span text:style-name="Strong_20_Emphasis"><text:span text:style-name="T116">(ideálně velí myriádě, to ale málokdy vyjde, takže </text:span></text:span><text:span text:style-name="Strong_20_Emphasis"><text:span text:style-name="T129">je to obecně velitel několika dekád</text:span></text:span><text:span text:style-name="Strong_20_Emphasis"><text:span text:style-name="T116">)</text:span></text:span><text:span text:style-name="Strong_20_Emphasis"><text:span text:style-name="T115">.</text:span></text:span></text:p>
      <text:p text:style-name="P66"><text:span text:style-name="Strong_20_Emphasis"><text:span text:style-name="T114">Vrchní velitel armády = autokrat.</text:span></text:span></text:p>
      <text:list xml:id="list3405836924" text:style-name="L12">
        <text:list-item>
          <text:p text:style-name="P88"><text:span text:style-name="Strong_20_Emphasis"><text:span text:style-name="T146">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102">Áron?</text:span></text:span></text:p>
      <text:p text:style-name="Text_20_body"><text:span text:style-name="Strong_20_Emphasis"><text:span text:style-name="T102">(Možná psáno Aaron)</text:span></text:span></text:p>
      <text:p text:style-name="P70"><text:span text:style-name="Strong_20_Emphasis"><text:span text:style-name="T122">Jo, to zní dobře.</text:span></text:span></text:p>
      <text:p text:style-name="P82"><text:span text:style-name="Strong_20_Emphasis"><text:span text:style-name="T140">TODO: Jak vypadají Áronovy chrámy?</text:span></text:span></text:p>
      <text:h text:style-name="Heading_20_4" text:outline-level="4"><text:span text:style-name="Strong_20_Emphasis">Dórové vs nelidské rasy</text:span></text:h>
      <text:p text:style-name="P84"><text:span text:style-name="Strong_20_Emphasis"><text:span text:style-name="T144">Že by Dórská </text:span></text:span><text:span text:style-name="Strong_20_Emphasis"><text:span text:style-name="T145">aristokracie</text:span></text:span><text:span text:style-name="Strong_20_Emphasis"><text:span text:style-name="T144"> byla výhradně lidská (a navíc samozřejmě Dórská)?</text:span></text:span></text:p>
      <text:list xml:id="list3174947828" text:style-name="L11">
        <text:list-item>
          <text:p text:style-name="P85"><text:span text:style-name="Strong_20_Emphasis"><text:span text:style-name="T145">Tzn. ani elf nemůže být aristokrat?</text:span></text:span></text:p>
        </text:list-item>
        <text:list-item>
          <text:p text:style-name="P86"><text:span text:style-name="Strong_20_Emphasis"><text:span text:style-name="T147">Může samozřejmě stále existovat elfská (trpaslická, kudúcká) šlechta z podrobených národů.</text:span></text:span></text:p>
          <text:list>
            <text:list-item>
              <text:p text:style-name="P87"><text:span text:style-name="Strong_20_Emphasis"><text:span text:style-name="T148">Tomu bych asi mohl říkat </text:span></text:span><text:span text:style-name="Strong_20_Emphasis"><text:span text:style-name="T149">prostě</text:span></text:span><text:span text:style-name="Strong_20_Emphasis"><text:span text:style-name="T148"> „urozený původ“, ale nikoliv součást Dórské aristokracie.</text:span></text:span></text:p>
            </text:list-item>
          </text:list>
        </text:list-item>
      </text:list>
      <text:h text:style-name="Heading_20_3" text:outline-level="3"><text:soft-page-break/><text:span text:style-name="Strong_20_Emphasis">Icéňané</text:span></text:h>
      <text:h text:style-name="Heading_20_4" text:outline-level="4"><text:span text:style-name="Strong_20_Emphasis">Kultura</text:span></text:h>
      <text:p text:style-name="P89"><text:span text:style-name="Strong_20_Emphasis"><text:span text:style-name="T149">Obchod, úspěch.</text:span></text:span></text:p>
      <text:p text:style-name="P90"><text:span text:style-name="Strong_20_Emphasis"><text:span text:style-name="T149">Icéňané nemají aristokracii (pochopitelně, to mají jen Dórové), ale mají krále (vládci velkých měst). </text:span></text:span><text:span text:style-name="Strong_20_Emphasis"><text:span text:style-name="T150">O potomcích královských rodů se říká, že mají urozený původ – ale samo o sobě to znamená jen právo být vždy pohoštěn vládcem města, nejsou na to vázané žádné pravomoce, majetek nebo tak.</text:span></text:span></text:p>
      <text:p text:style-name="P90"><text:span text:style-name="Strong_20_Emphasis"><text:span text:style-name="T150">V Icénii je postavení dáno majetkem.</text:span></text:span></text:p>
      <text:list xml:id="list3794397908" text:style-name="L13">
        <text:list-item>
          <text:p text:style-name="P91"><text:span text:style-name="Strong_20_Emphasis"><text:span text:style-name="T151">Rozlišují se kupci, což jsou obecně obchodníci na cestách, a měšťané, což jsou usedlí obchodníci.</text:span></text:span></text:p>
          <text:list>
            <text:list-item>
              <text:p text:style-name="P91"><text:span text:style-name="Strong_20_Emphasis"><text:span text:style-name="T151">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92"><text:span text:style-name="Strong_20_Emphasis"><text:span text:style-name="T152">Tzn. majetek </text:span></text:span><text:span text:style-name="Strong_20_Emphasis"><text:span text:style-name="T155">většinou</text:span></text:span><text:span text:style-name="Strong_20_Emphasis"><text:span text:style-name="T152"> není třeba prokazovat </text:span></text:span><text:span text:style-name="Strong_20_Emphasis"><text:span text:style-name="T155">(výjimkou jsou některé úřední úkony a tak, pak je potřeba mít doložku z chrámu)</text:span></text:span><text:span text:style-name="Strong_20_Emphasis"><text:span text:style-name="T152">, nicméně existuje možnost si část majetku „uložit“ v Ištařině chrámu, což je určitá forma pojištění (jak majetku, tak postavení).</text:span></text:span></text:p>
                  <text:list>
                    <text:list-item>
                      <text:p text:style-name="P92"><text:span text:style-name="Strong_20_Emphasis"><text:span text:style-name="T152">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92"><text:soft-page-break/><text:span text:style-name="Strong_20_Emphasis"><text:span text:style-name="T152">„</text:span></text:span><text:span text:style-name="Strong_20_Emphasis"><text:span text:style-name="T153">Plnění“ si je možné vyzvednout jen jednou (na další je třeba znovu darovat chrámu), ale je možné být „pojištěný“ nezávisle u různých chrámů (v různých městech) </text:span></text:span><text:span text:style-name="Strong_20_Emphasis"><text:span text:style-name="T154">a u každého z nich si plnění vyzvednout</text:span></text:span><text:span text:style-name="Strong_20_Emphasis"><text:span text:style-name="T153">.</text:span></text:span></text:p>
                      <text:list>
                        <text:list-item>
                          <text:p text:style-name="P93"><text:span text:style-name="Strong_20_Emphasis"><text:span text:style-name="T154">Je ovšem lepší to moc nedělat, protože vyzvednutím plnění klesá společenský status </text:span></text:span><text:span text:style-name="Strong_20_Emphasis"><text:span text:style-name="T155">této osoby v daném městě</text:span></text:span><text:span text:style-name="Strong_20_Emphasis"><text:span text:style-name="T154">.</text:span></text:span></text:p>
                        </text:list-item>
                        <text:list-item>
                          <text:p text:style-name="P94"><text:span text:style-name="Strong_20_Emphasis"><text:span text:style-name="T155">Obvyklá taktika v případě finančních potíží tedy je, vyzvednout si plnění v nějakém méně důležitém městě (a tam si tedy snížit status) a </text:span></text:span><text:span text:style-name="Strong_20_Emphasis"><text:span text:style-name="T156">vrátit se pak do jednoho z hlavních měst, kde status snížený není.</text:span></text:span></text:p>
                        </text:list-item>
                      </text:list>
                    </text:list-item>
                  </text:list>
                </text:list-item>
              </text:list>
            </text:list-item>
          </text:list>
        </text:list-item>
      </text:list>
      <text:p text:style-name="P95"><text:span text:style-name="Strong_20_Emphasis"><text:span text:style-name="T157">Dodržování smluv ale ještě nebrání pirátství –</text:span></text:span><text:span text:style-name="Strong_20_Emphasis"><text:span text:style-name="T158"> samozřejmě teda za předpokladu, že s vlastníkem napadené lodi nemáš smlouvu.</text:span></text:span></text:p>
      <text:p text:style-name="P96"><text:span text:style-name="Strong_20_Emphasis"><text:span text:style-name="T75">Problém:</text:span></text:span><text:span text:style-name="Strong_20_Emphasis"><text:span text:style-name="T159"> Hmm, s králi (a tudíž i jejich urozenými potomky) je problém – ve Vadoře je senát.</text:span></text:span></text:p>
      <text:list xml:id="list2692119804" text:style-name="L14">
        <text:list-item>
          <text:p text:style-name="P97"><text:span text:style-name="Strong_20_Emphasis"><text:span text:style-name="T159">Možná měla Icénská města původně vládce a některá z nich později místo nich zavedla senát?</text:span></text:span></text:p>
        </text:list-item>
      </text:list>
      <text:h text:style-name="Heading_20_4" text:outline-level="4"><text:span text:style-name="Strong_20_Emphasis">Bůh</text:span></text:h>
      <text:p text:style-name="P72"><text:span text:style-name="Strong_20_Emphasis"><text:span text:style-name="T123">Možná natvrdo Išara?</text:span></text:span></text:p>
      <text:p text:style-name="P72"><text:span text:style-name="Strong_20_Emphasis"><text:span text:style-name="T179">(</text:span></text:span><text:span text:style-name="Strong_20_Emphasis"><text:span text:style-name="T178">Ishara is the </text:span></text:span><text:a xlink:type="simple" xlink:href="https://en.wikipedia.org/wiki/Hittite_language" text:style-name="Internet_20_link" text:visited-style-name="Visited_20_Internet_20_Link"><text:span text:style-name="Strong_20_Emphasis"><text:span text:style-name="T181">Hittite</text:span></text:span></text:a><text:span text:style-name="Strong_20_Emphasis"><text:span text:style-name="T180"> </text:span></text:span><text:span text:style-name="Strong_20_Emphasis"><text:span text:style-name="T178">word for "</text:span></text:span><text:a xlink:type="simple" xlink:href="https://en.wikipedia.org/wiki/Treaty" text:style-name="Internet_20_link" text:visited-style-name="Visited_20_Internet_20_Link"><text:span text:style-name="Strong_20_Emphasis"><text:span text:style-name="T181">treaty</text:span></text:span></text:a><text:span text:style-name="Strong_20_Emphasis"><text:span text:style-name="T178">, binding promise", also personified as a </text:span></text:span><text:a xlink:type="simple" xlink:href="https://en.wikipedia.org/wiki/Goddess" text:style-name="Internet_20_link" text:visited-style-name="Visited_20_Internet_20_Link"><text:span text:style-name="Strong_20_Emphasis"><text:span text:style-name="T181">goddess</text:span></text:span></text:a><text:span text:style-name="Strong_20_Emphasis"><text:span text:style-name="T180"> </text:span></text:span><text:span text:style-name="Strong_20_Emphasis"><text:span text:style-name="T178">of the </text:span></text:span><text:a xlink:type="simple" xlink:href="https://en.wikipedia.org/wiki/Oath" text:style-name="Internet_20_link" text:visited-style-name="Visited_20_Internet_20_Link"><text:span text:style-name="Strong_20_Emphasis"><text:span text:style-name="T181">oath</text:span></text:span></text:a><text:span text:style-name="Strong_20_Emphasis"><text:span text:style-name="T178">.</text:span></text:span><text:span text:style-name="Strong_20_Emphasis"><text:span text:style-name="T179">)</text:span></text:span></text:p>
      <text:list xml:id="list3676347183" text:style-name="L8">
        <text:list-item>
          <text:p text:style-name="P73"><text:span text:style-name="Strong_20_Emphasis"><text:span text:style-name="T102">Možná „traty“ ve smyslu „obchodní smlouva“</text:span></text:span></text:p>
          <text:list>
            <text:list-item>
              <text:p text:style-name="P74"><text:span text:style-name="Strong_20_Emphasis"><text:span text:style-name="T124">Tzn. nejvyšší ctnost by byla obchodnická poctivost a obecně dodržování smluv.</text:span></text:span></text:p>
            </text:list-item>
          </text:list>
        </text:list-item>
      </text:list>
      <text:p text:style-name="P71"><text:soft-page-break/><text:span text:style-name="Strong_20_Emphasis"><text:span text:style-name="T177">Adonis?</text:span></text:span></text:p>
      <text:p text:style-name="P71"><text:span text:style-name="Strong_20_Emphasis"><text:span text:style-name="T177">/* Blbý je, že to taky začíná na a. Navíc by se víc hodila bohyně. */</text:span></text:span></text:p>
      <text:p text:style-name="P82"><text:span text:style-name="Strong_20_Emphasis"><text:span text:style-name="T140">TODO: Jak vypadají Išařiny chrámy?</text:span></text:span></text:p>
      <text:list xml:id="list717909741" text:style-name="L10">
        <text:list-item>
          <text:p text:style-name="P83"><text:span text:style-name="Strong_20_Emphasis"><text:span text:style-name="T141">Mohly by se tam uzavírat obchodní (a jiné důležité) smlouvy. </text:span></text:span><text:span text:style-name="Strong_20_Emphasis"><text:span text:style-name="T142">Išařiny kněžky smlouvu posvětí a hlavně zapíšou a uloží do chránového archivu –</text:span></text:span><text:span text:style-name="Strong_20_Emphasis"><text:span text:style-name="T143"> možná na vypálenou hliněnou destičku, aby to nemohlo shořet</text:span></text:span><text:span text:style-name="Strong_20_Emphasis"><text:span text:style-name="T142">.</text:span></text:span></text:p>
        </text:list-item>
      </text:list>
      <text:h text:style-name="Heading_20_2" text:outline-level="2"><text:span text:style-name="Strong_20_Emphasis">Národy jihu</text:span></text:h>
      <text:p text:style-name="P55"><text:span text:style-name="Strong_20_Emphasis"/></text:p>
      <text:h text:style-name="P110" text:outline-level="1"><text:span text:style-name="Strong_20_Emphasis"><text:span text:style-name="T182">Klení</text:span></text:span></text:h>
      <text:p text:style-name="P103"><text:span text:style-name="Strong_20_Emphasis"><text:span text:style-name="T164">(To by teda mělo být specifické podle kultury, ale tak obecně)</text:span></text:span></text:p>
      <text:p text:style-name="P103"><text:span text:style-name="Strong_20_Emphasis"><text:span text:style-name="T164">„Sakra“ je v pohodě (je to z latinského sacra, </text:span></text:span><text:span text:style-name="Strong_20_Emphasis"><text:span text:style-name="T165">což má něco společného s posvátností nebo svatostí. Dost možná to souvisí s obětinami).</text:span></text:span></text:p>
      <text:p text:style-name="P104"><text:span text:style-name="Strong_20_Emphasis"><text:span text:style-name="T166">„Peklo“ by to asi chtělo mít, protože tomu se fakt těžko uhýbá. A asi by ideálně mělo být „horoucí“.</text:span></text:span></text:p>
      <text:list xml:id="list2972416361" text:style-name="L16">
        <text:list-item>
          <text:p text:style-name="P105"><text:span text:style-name="Strong_20_Emphasis"><text:span text:style-name="T166">Možná nějaký lávový svět, </text:span></text:span><text:span text:style-name="Strong_20_Emphasis"><text:span text:style-name="T167">objevený původně elfy?</text:span></text:span></text:p>
          <text:list>
            <text:list-item>
              <text:p text:style-name="P106"><text:span text:style-name="Strong_20_Emphasis"><text:span text:style-name="T168">Místo, odkud se žádná průzkumná výprava nevrátila (až se tam nakonec podívali na dálku magicky a zjistili, že tam fakt není dobrý nápad chodit).</text:span></text:span></text:p>
            </text:list-item>
          </text:list>
        </text:list-item>
      </text:list>
      <text:h text:style-name="Heading_20_1" text:outline-level="1"><text:bookmark-start text:name="__RefHeading___Toc8143_3223281266"/><text:soft-page-break/><text:span text:style-name="Strong_20_Emphasis">Náboženství v současnosti</text:span><text:bookmark-end text:name="__RefHeading___Toc8143_3223281266"/></text:h>
      <text:p text:style-name="P2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text:soft-page-break/>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oft-pag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8"><draw:image xlink:href="Pictures/100002000000000F0000000F797B735E17E64B33.gif" xlink:type="simple" xlink:show="embed" xlink:actuate="onLoad"/><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svg:title>:arrow?</svg:title></draw:frame> An’gador (bůh větru a blesků)<text:lin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oft-page-break/><text:span text:style-name="Strong_20_Emphasis">Říše Řádu a Chaosu</text:span><text:bookmark-end text:name="__RefHeading___Toc8255_3223281266"/></text:h>
      <text:p text:style-name="P2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text:soft-page-break/>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p>
      <text:p text:style-name="P27"><text:span text:style-name="Strong_20_Emphasis"><text:span text:style-name="T101">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svg:title>:arrow?</svg:title></draw:frame> Mirva (bohyně kouzel, vědění a magické moci)<text:line-break/>U trpaslíků Midar.<text:line-break/><text:soft-pag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17"><draw:image xlink:href="Pictures/100002000000000F0000000F797B735E17E64B33.gif" xlink:type="simple" xlink:show="embed" xlink:actuate="onLoad"/><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ext:soft-page-break/>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provést kdokoliv, kdo si je zrovna potřeboval naklonit. Šamani navíc v jejich jménu prováděli krvavé magické rituály.<text:line-break/><text:line-break/><text:span text:style-name="Emphasis">Panteon</text:span></text:p>
      <text:p text:style-name="P29"><text:span text:style-name="Emphasis"><text:span text:style-name="T85">TODO: pokud bych snižoval počet bohů (na 5), tak sloučit Nergala a Varhara a nejspíš Survu a Orokvu </text:span></text:span><text:span text:style-name="Emphasis"><text:span text:style-name="T88">(měla by hůl s kostrou netopýra)</text:span></text:span><text:span text:style-name="Emphasis"><text:span text:style-name="T85">.</text:span></text:span><text:span text:style-name="Emphasis"><text:span text:style-name="T86"><text:line-break/>- otázka by byla, co s </text:span></text:span><text:span text:style-name="Emphasis"><text:span text:style-name="T87">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svg:title>:arrow?</svg:title></draw:frame> Varhar (bůh ohně, blesků a destrukce) (orci)<text:line-break/><text:span text:style-name="Emphasis">Atributy:</text:span> Výboj mezi rukama<text:line-break/><text:soft-pag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svg:title>:arrow?</svg:title></draw:frame> Surva (bohyně smrti a nekromancie) (goblini i orkové)<text:lin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svg:title>:arrow?</svg:title></draw:frame> Gratva (bohyně cizích světů – démoni a tak) (spíš orkové)<text:line-break/><text:span text:style-name="Emphasis">Atributy:</text:span> Amulet ve tvaru pentagramu<text:lin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111" text:outline-level="3"><text:bookmark-start text:name="__RefHeading___Toc8261_3223281266"/>Starý severský panteon<text:bookmark-end text:name="__RefHeading___Toc8261_3223281266"/></text:h>
      <text:p text:style-name="P12"><text:span text:style-name="T74">Uctívání:</text:span> <text:span text:style-name="T93">Seveřani slaví dva velké svátky v době jarní a podzimní rovnodennosti. Oslavuje se vždy konec vlády Árduna nebo Frígy a začátek vlády toho druhého. Tyto obřady vede vždy kmenový stařešina.</text:span></text:p>
      <text:p text:style-name="P14">Á<text:span text:style-name="T76">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oft-page-break/><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97">Starý </text:span>Jižan<text:span text:style-name="T97">ský panteon</text:span><text:bookmark-end text:name="__RefHeading___Toc8263_3223281266"/></text:h>
      <text:p text:style-name="P11"><text:span text:style-name="T74">Uctívání:</text:span> Tance, bubny, společné rituály <text:span text:style-name="T92">pod širým nebem</text:span>.<text:line-break/><text:tab/>„<text:span text:style-name="T91">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text:soft-page-break/>Anansi <text:span text:style-name="T81">(</text:span><text:span text:style-name="T82">tajné učení a magická moc, </text:span><text:span text:style-name="T84">tradice a rituály, vládce světa duchů</text:span><text:span text:style-name="T81">)</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89">Ša</text:span>laka<text:span text:style-name="T77"> </text:span><text:span text:style-name="T80">(plodnost a svůdnost)</text:span></text:p>
      <text:p text:style-name="P3"><text:span text:style-name="T44"><text:tab/>Atributy:</text:span><text:span text:style-name="T46"> </text:span><text:span text:style-name="T49">Sedm dlouhých copů</text:span></text:p>
      <text:p text:style-name="P10"><text:span text:style-name="T90">Gahunda</text:span><text:span text:style-name="T77"> </text:span><text:span text:style-name="T79">(moudrost stařešinů)</text:span></text:p>
      <text:p text:style-name="P4"><text:span text:style-name="T44"><text:tab/>Atributy:</text:span><text:span text:style-name="T46"> </text:span><text:span text:style-name="T50">Shrbená stařena</text:span></text:p>
      <text:p text:style-name="P9">Tongaba<text:span text:style-name="T77"> </text:span><text:span text:style-name="T78">(</text:span><text:span text:style-name="T83">válečník</text:span><text:span text:style-name="T78">)</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Nová víra<text:bookmark-end text:name="__RefHeading___Toc1638_3317394773"/></text:h>
      <text:h text:style-name="P107"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span><text:soft-page-break/><text:span text:style-name="T64"><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108" text:outline-level="4"><text:bookmark-start text:name="__RefHeading___Toc8267_3223281266"/><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109" text:outline-level="4"><text:bookmark-start text:name="__RefHeading___Toc8269_3223281266"/><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108" text:outline-level="4"><text:bookmark-start text:name="__RefHeading___Toc8271_3223281266"/><text:soft-page-break/><text:span text:style-name="T24">P</text:span><text:span text:style-name="T1">oznámky k frázím a pořekadlům</text:span><text:bookmark-end text:name="__RefHeading___Toc8271_3223281266"/></text:h>
      <text:list xml:id="list576485098" text:style-name="L1">
        <text:list-item>
          <text:p text:style-name="P43"><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44">V pekle žijeme a pokud nedosáhneme spásy, po smrti se do něj zase vrátíme.</text:p>
        </text:list-item>
      </text:list>
      <text:h text:style-name="P108" text:outline-level="4"><text:bookmark-start text:name="__RefHeading___Toc8273_3223281266"/>Jak se má chovat dobrý věřící<text:bookmark-end text:name="__RefHeading___Toc8273_3223281266"/></text:h>
      <text:list xml:id="list30749150064370" text:continue-numbering="true" text:style-name="L1">
        <text:list-item>
          <text:p text:style-name="P45"><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45"><text:span text:style-name="T33">Proklínat jejich jméno je možné, i toho se je však lepší vyvarovat – každá černá myšlenka tě </text:span><text:span text:style-name="T34">odvádí od cíle</text:span><text:span text:style-name="T33">.</text:span></text:p>
        </text:list-item>
        <text:list-item>
          <text:p text:style-name="P46"><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47"><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48"><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49"><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50"><text:soft-page-break/><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51"><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pan text:style-name="T98">D</text:span>oktrín<text:span text:style-name="T98">y Nové víry</text:span><text:bookmark-end text:name="__RefHeading___Toc8147_3223281266"/></text:h>
      <text:p text:style-name="P23">Mystická škola</text:p>
      <text:list xml:id="list4130192421" text:style-name="L2">
        <text:list-item>
          <text:p text:style-name="P52">Mystici tvrdí, že dosáhnout gnóze, tedy splynutí s myslí Stvořitele, lze dosáhnout pouze skrze meditaci, odříkání a okolní prožitky.</text:p>
        </text:list-item>
      </text:list>
      <text:p text:style-name="P23">Filosofická škola</text:p>
      <text:list xml:id="list924438191" text:style-name="L3">
        <text:list-item>
          <text:p text:style-name="P53">Filosofové tvrdí, že <text:span text:style-name="T96">Stvořitele lze poznat zkoumáním</text:span> <text:span text:style-name="T94">druhutného světa, protože v něm se skrývají střípky toho prvního, dokonalého.</text:span></text:p>
          <text:list>
            <text:list-item>
              <text:p text:style-name="P54"><text:span text:style-name="T95">Věří, že všechny věci, jakkoliv pokřivené, prostupuje </text:span>Stvořitel<text:span text:style-name="T95">ův</text:span> plán <text:span text:style-name="T95">(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08T03:05:49.194000000</dc:date>
    <meta:print-date>2113-01-01T00:00:00</meta:print-date>
    <meta:editing-cycles>10173</meta:editing-cycles>
    <meta:editing-duration>P31DT6H11M25S</meta:editing-duration>
    <meta:generator>LibreOffice/5.3.2.2$Windows_X86_64 LibreOffice_project/6cd4f1ef626f15116896b1d8e1398b56da0d0ee1</meta:generator>
    <meta:document-statistic meta:table-count="0" meta:image-count="26" meta:object-count="0" meta:page-count="22" meta:paragraph-count="170" meta:word-count="3388" meta:character-count="21086" meta:non-whitespace-character-count="17816"/>
  </office:meta>
</office:document-meta>
</file>